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text-properties style:font-name="Arial"/>
    </style:style>
    <style:style style:name="P4" style:family="paragraph" style:list-style-name="L1">
      <style:paragraph-properties fo:margin-top="0cm" fo:margin-bottom="0cm" style:contextual-spacing="false"/>
      <style:text-properties style:font-name="Arial"/>
    </style:style>
    <style:style style:name="P5" style:family="paragraph" style:parent-style-name="Text_20_body"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style:font-name="Ari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Arial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style:font-name="Arial"/>
    </style:style>
    <style:style style:name="P9" style:family="paragraph" style:parent-style-name="Text_20_body">
      <style:paragraph-properties fo:text-align="justify" style:justify-single-word="false"/>
      <style:text-properties style:font-name="Arial"/>
    </style:style>
    <style:style style:name="T1" style:family="text">
      <style:text-properties officeooo:rsid="00153cf6"/>
    </style:style>
    <style:style style:name="T2" style:family="text">
      <style:text-properties officeooo:rsid="0016b88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xto Descritivo – Genesys Petshop</text:p>
      <text:p text:style-name="P1"/>
      <text:p text:style-name="P1"/>
      <text:p text:style-name="P9">Genesys PetShop é um software desktop gratuito que oferece uma solução completa para gerenciamento de petshops. Com o Genesys PetShop, os usuários podem facilmente cadastrar clientes, animais, agendar consultas, gerenciar vendas e finanças, além de gerar relatórios em PDF para comprovação de vendas e gerenciamento financeiro.</text:p>
      <text:p text:style-name="P9">Uma das principais vantagens do Genesys PetShop é a sua facilidade de uso. Com uma interface intuitiva e simples, os usuários podem rapidamente cadastrar clientes e animais, gerenciar agendas e vendas, e pesquisar informações relevantes. Isso ajuda a economizar tempo e aumenta a produtividade do negócio.</text:p>
      <text:p text:style-name="P9">Além disso, o software oferece diversas opções de cadastro e pesquisa, permitindo aos usuários uma visão completa do negócio. Com o cadastro de fornecedores e produtos, por exemplo, é possível gerenciar o estoque e realizar pedidos com mais eficiência. Também é possível cadastrar serviços oferecidos pelo petshop, o que ajuda a fidelizar clientes e aumentar a receita.</text:p>
      <text:p text:style-name="P9">Outra grande vantagem do Genesys PetShop é a possibilidade de cadastro de vacinas e notificações de agendamentos. Com isso, o software ajuda a manter a saúde dos animais em dia e a evitar atrasos ou esquecimentos de compromissos agendados. Isso aumenta a satisfação do cliente e ajuda a construir uma reputação sólida no mercado.</text:p>
      <text:p text:style-name="P9">Por fim, a geração de comprovantes de venda em PDF e o gerenciamento financeiro oferecido pelo software são recursos essenciais para a gestão eficiente de um petshop. Com o Genesys PetShop, os usuários podem facilmente monitorar as vendas, controlar o estoque e as finanças, e gerar relatórios detalhados para análise.</text:p>
      <text:p text:style-name="P9">Em resumo, o Genesys PetShop é uma solução completa e gratuita para gerenciamento de petshops, que oferece diversas vantagens, como facilidade de uso, opções completas de cadastro e pesquisa, notificações de agendamento e vacinas, e gerenciamento financeiro. Com essa ferramenta, os usuários podem aumentar a produtividade do negócio, manter a saúde dos animais em dia, fidelizar clientes e gerenciar eficientemente as finanças.</text:p>
      <text:p text:style-name="P3"/>
      <text:p text:style-name="P5">Requisitos de hardware:</text:p>
      <text:list text:style-name="L2">
        <text:list-item>
          <text:p text:style-name="P6">Memória RAM de 4 GB ou superior</text:p>
        </text:list-item>
        <text:list-item>
          <text:p text:style-name="P6">Armazenamento disponível de 1 GB ou superior</text:p>
        </text:list-item>
      </text:list>
      <text:p text:style-name="P7"/>
      <text:p text:style-name="P7"/>
      <text:p text:style-name="P7"/>
      <text:p text:style-name="P7"/>
      <text:p text:style-name="P5"><text:soft-page-break/>Requisitos de software:</text:p>
      <text:list text:style-name="L3">
        <text:list-item>
          <text:p text:style-name="P8">Sistema operacional Windows 7 ou superior</text:p>
        </text:list-item>
        <text:list-item>
          <text:p text:style-name="P8">Java 8 atualizado</text:p>
        </text:list-item>
      </text:list>
      <text:p text:style-name="P7"/>
      <text:p text:style-name="P9">Observação: O software deve ser baixado e instalado no desktop e não requer conexão com a internet para funcion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4T13:54:40.637000000</dc:date>
    <meta:editing-duration>PT42M30S</meta:editing-duration>
    <meta:editing-cycles>11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14" meta:word-count="371" meta:character-count="2407" meta:non-whitespace-character-count="2053"/>
  </office:meta>
</office:document-meta>
</file>